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926da" officeooo:paragraph-rsid="000926d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26da" officeooo:paragraph-rsid="000926d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26da" officeooo:paragraph-rsid="000926d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926da" officeooo:paragraph-rsid="000926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926da" officeooo:paragraph-rsid="000926d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926da" officeooo:paragraph-rsid="000926da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os Claves UD1</text:p>
      <text:p text:style-name="P4"/>
      <text:p text:style-name="P3">¿Qué es un programa y un lenguaje de programación?</text:p>
      <text:p text:style-name="P2"/>
      <text:p text:style-name="P2">Programa: una lista de instrucciones dadas al ordenador con un lenguaje de códigos para decirle exactamente y paso por paso que debe hacer.</text:p>
      <text:p text:style-name="P2"/>
      <text:p text:style-name="P2"><text:span text:style-name="T3">Lenguaje</text:span><text:span text:style-name="T2">:</text:span> es un lenguaje formal diseñado para expresar procesos que pueden ser llevados a cabo por máquinas como los ordenadores.</text:p>
      <text:p text:style-name="P2"/>
      <text:p text:style-name="P2">¿Cómo crear un programa?</text:p>
      <text:p text:style-name="P2"/>
      <text:p text:style-name="P2">Análisis: Piensa como resolver el problema</text:p>
      <text:p text:style-name="P2"/>
      <text:p text:style-name="P2">Escribir el algoritmo: una vez analizado el problema se lleva al papel mediante instrucciones adecuadas</text:p>
      <text:p text:style-name="P2"/>
      <text:p text:style-name="P2">Prueba de escritorio: este paso se hace para ver como se va aplicando las instrucciones del algoritmo para ver si hay algún error o no </text:p>
      <text:p text:style-name="P2"/>
      <text:p text:style-name="P3">Entorno de Desarrollo</text:p>
      <text:p text:style-name="P3"/>
      <text:p text:style-name="P2">-Descarga de Java JDK</text:p>
      <text:p text:style-name="P2">-Instalación de Eclipse</text:p>
      <text:p text:style-name="P2"/>
      <text:p text:style-name="P3">Datos y variables en el lenguaje Java</text:p>
      <text:p text:style-name="P3"/>
      <text:p text:style-name="P2">Tipos de datos:</text:p>
      <text:p text:style-name="P2"/>
      <text:p text:style-name="P2">-Variable = valor de la variable, ( el igual significa asignación, es decir, el valor de la variable se le asigna a la variable)</text:p>
      <text:p text:style-name="P2"/>
      <text:p text:style-name="P2">-Datos primitivos (byte, short, int, long, float, double, char, bootlean)<text:tab/><text:tab/><text:tab/><text:tab/></text:p>
      <text:p text:style-name="P2"/>
      <text:p text:style-name="P2"><text:tab/>-Enteros: (byte, short, int y long)</text:p>
      <text:p text:style-name="P2"><text:tab/>-Reales: (float y double)</text:p>
      <text:p text:style-name="P2"><text:tab/>-Lógicos o Booleanos</text:p>
      <text:p text:style-name="P2"/>
      <text:p text:style-name="P2">-Caracteres (char)</text:p>
      <text:p text:style-name="P2"><text:tab/></text:p>
      <text:p text:style-name="P2">-Nombre de las variables</text:p>
      <text:p text:style-name="P2"><text:tab/></text:p>
      <text:p text:style-name="P2">-Datos no básicos</text:p>
      <text:p text:style-name="P2"><text:tab/>-Datos estructurados</text:p>
      <text:p text:style-name="P2"><text:tab/>-Cadena de caracteres (String)</text:p>
      <text:p text:style-name="P2"/>
      <text:p text:style-name="P3">Operadores</text:p>
      <text:p text:style-name="P3"/>
      <text:p text:style-name="P3">-<text:span text:style-name="T1">Operador de asignación sencillo (=)</text:span></text:p>
      <text:p text:style-name="P2"/>
      <text:p text:style-name="P2">-Operadores aritméticos (+, -, *, /, %)</text:p>
      <text:p text:style-name="P2"/>
      <text:p text:style-name="P2"><text:soft-page-break/>-Operador de igualdad, relacionales y condicionales (==, !=, &gt;, &gt;=, &lt;, &lt;=)</text:p>
      <text:p text:style-name="P2"/>
      <text:p text:style-name="P3">Constantes y comentarios</text:p>
      <text:p text:style-name="P3"/>
      <text:p text:style-name="P3">-<text:span text:style-name="T1">Doble barra (//)</text:span></text:p>
      <text:p text:style-name="P2"/>
      <text:p text:style-name="P2">-Barra y asrerisco (/* <text:s text:c="3"/>*/)</text:p>
      <text:p text:style-name="P2"/>
      <text:p text:style-name="P2">-Barra y doble asterisco (/** <text:s text:c="2"/>*/)</text:p>
      <text:p text:style-name="P2"/>
      <text:p text:style-name="P3">Palabras reservadas</text:p>
      <text:p text:style-name="P3"/>
      <text:p text:style-name="P2">No se pueden utilizar las palabras reservadas como boolean, double, float, if, class, etc.</text:p>
      <text:p text:style-name="P2">Tampoco se puede utilizar caracteres especiales para nombrar variables como +, -, /, et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7T10:59:23.578000000</dc:date>
    <meta:editing-duration>PT41M34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36" meta:word-count="259" meta:character-count="1619" meta:non-whitespace-character-count="1377"/>
  </office:meta>
</office:document-meta>
</file>